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'SF UI Text', Arial, 'PingFang SC', 'Hiragino Sans GB', 'Microsoft YaHei', 'WenQuanYi Micro Hei', sans-serif"/>
    <style:font-face style:name="新宋体" svg:font-family="新宋体" style:font-family-generic="modern" style:font-pitch="fixed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9bda5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0918d0" officeooo:paragraph-rsid="000918d0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officeooo:rsid="000918d0"/>
    </style:style>
    <style:style style:name="T2" style:family="text">
      <style:text-properties fo:font-variant="normal" fo:text-transform="none" fo:color="#4d4d4d" loext:opacity="100%" fo:letter-spacing="normal" style:font-name-asian="apple-system" style:font-size-asian="12pt" style:font-style-asian="normal" style:font-weight-asian="normal"/>
    </style:style>
    <style:style style:name="T3" style:family="text">
      <style:text-properties fo:font-variant="normal" fo:text-transform="none" fo:color="#cccccc" loext:opacity="100%" style:font-name="Consolas" fo:font-size="9pt" fo:letter-spacing="normal" fo:font-style="normal" fo:font-weight="normal" fo:background-color="transparent" loext:char-shading-value="0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ython<text:span text:style-name="T1">3.11安装：</text:span></text:p>
      <text:p text:style-name="Standard"/>
      <text:p text:style-name="Standard">linux-centos<text:span text:style-name="T1">7</text:span></text:p>
      <text:p text:style-name="P1"><text:span text:style-name="T2">安装依赖</text:span> </text:p>
      <text:p text:style-name="P1">sudo yum -y install zlib-devel bzip2-devel openssl-devel ncurses-devel sqlite-devel readline-devel tk-devel gdbm-devel db4-devel libpcap-devel xz-devel libffi-devel</text:p>
      <text:p text:style-name="P1"/>
      <text:p text:style-name="P1"/>
      <text:p text:style-name="P1">wget <text:a xlink:type="simple" xlink:href="https://www.python.org/ftp/python/3.11.1/Python-3.11.1.tgz" text:style-name="Internet_20_link" text:visited-style-name="Visited_20_Internet_20_Link">https://www.python.org/ftp/python/3.11.1/Python-3.11.1.tgz</text:a></text:p>
      <text:p text:style-name="P1"/>
      <text:p text:style-name="P1"/>
      <text:p text:style-name="P1">tar -zxvf Python-3.11.1.tgz</text:p>
      <text:p text:style-name="P1"/>
      <text:p text:style-name="P1">cd Python-3.11.1</text:p>
      <text:p text:style-name="P1"/>
      <text:p text:style-name="P3">./configure --prefix=/usr/local/python3 <text:s/><text:span text:style-name="Source_20_Text"><text:span text:style-name="T3"><text:s/>--with-ssl <text:s text:c="3"/>--enable-optimizations</text:span></text:span></text:p>
      <text:p text:style-name="P1"/>
      <text:p text:style-name="P2"><text:span text:style-name="Source_20_Text"><text:span text:style-name="T3"/></text:span></text:p>
      <text:p text:style-name="P3"/>
      <text:p text:style-name="P1"/>
      <text:p text:style-name="P1"/>
      <text:p text:style-name="P1">make &amp;&amp; make install</text:p>
      <text:p text:style-name="P1"/>
      <text:p text:style-name="P1"/>
      <text:p text:style-name="P1"/>
      <text:p text:style-name="P1">cd /usr/local/python3/</text:p>
      <text:p text:style-name="P1"/>
      <text:p text:style-name="P1">./bin/python3 </text:p>
      <text:p text:style-name="P1"/>
      <text:p text:style-name="P1">Python 3.11.1 (main, Jan <text:s/>6 2023, 23:12:42) [GCC 4.8.5 20150623 (Red Hat 4.8.5-44)] on linux</text:p>
      <text:p text:style-name="P1">Type "help", "copyright", "credits" or "license" for more information.</text:p>
      <text:p text:style-name="P1"/>
      <text:p text:style-name="P4">##说明python3已经安装成功</text:p>
      <text:p text:style-name="P4">因为centos7已经安装python2.7，所以先删除python2.7</text:p>
      <text:p text:style-name="P4"/>
      <text:p text:style-name="P4">rm -rf /usr/bin/python</text:p>
      <text:p text:style-name="P4"/>
      <text:p text:style-name="P4">ln -s /usr/local/python3/bin/python3.11 /usr/bin/python</text:p>
      <text:p text:style-name="P4"/>
      <text:p text:style-name="P4"/>
      <text:p text:style-name="P4"/>
      <text:p text:style-name="P4">应为yum程序使用了python2.7的环境所以为了不影响yum的正常使用需要修改两个文件</text:p>
      <text:p text:style-name="P4">vim /usr/libexec/urlgrabber-ext-down</text:p>
      <text:p text:style-name="P4">vim /usr/bin/yum</text:p>
      <text:p text:style-name="P4"/>
      <text:p text:style-name="P4">将第一行的#! /usr/bin/python2修改为#! /usr/bin/python2</text:p>
      <text:p text:style-name="P4"/>
      <text:p text:style-name="P4">这样python3就算安装完毕！</text:p>
      <text:p text:style-name="P1"/>
      <text:p text:style-name="P1"/>
      <text:p text:style-name="P1">pip install -i http://pypi.douban.com/simple/ <text:s/>psutil -U --trusted-host pypi.douban.com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'SF UI Text', Arial, 'PingFang SC', 'Hiragino Sans GB', 'Microsoft YaHei', 'WenQuanYi Micro Hei', sans-serif"/>
    <style:font-face style:name="新宋体" svg:font-family="新宋体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新宋体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新宋体" style:font-family-asian="新宋体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01T03:11:13.455000000</dc:date>
    <meta:editing-duration>PT1H8M53S</meta:editing-duration>
    <meta:editing-cycles>4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23" meta:word-count="170" meta:character-count="974" meta:non-whitespace-character-count="901"/>
  </office:meta>
</office:document-meta>
</file>